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7c4c" officeooo:paragraph-rsid="00117c4c" style:font-size-asian="16pt" style:font-size-complex="16pt"/>
    </style:style>
    <style:style style:name="P2" style:family="paragraph" style:parent-style-name="Standard">
      <style:text-properties fo:font-size="16pt" officeooo:rsid="00132b73" officeooo:paragraph-rsid="00132b73" style:font-size-asian="16pt" style:font-size-complex="16pt"/>
    </style:style>
    <style:style style:name="P3" style:family="paragraph" style:parent-style-name="Standard">
      <style:text-properties fo:font-size="16pt" officeooo:rsid="00138def" officeooo:paragraph-rsid="00138def" style:font-size-asian="16pt" style:font-size-complex="16pt"/>
    </style:style>
    <style:style style:name="P4" style:family="paragraph" style:parent-style-name="Standard">
      <style:text-properties fo:font-size="16pt" officeooo:rsid="0015704f" officeooo:paragraph-rsid="0015704f" style:font-size-asian="16pt" style:font-size-complex="16pt"/>
    </style:style>
    <style:style style:name="P5" style:family="paragraph" style:parent-style-name="Standard">
      <style:text-properties fo:font-size="16pt" officeooo:rsid="0018e03c" officeooo:paragraph-rsid="0018e03c" style:font-size-asian="16pt" style:font-size-complex="16pt"/>
    </style:style>
    <style:style style:name="P6" style:family="paragraph" style:parent-style-name="Standard">
      <style:text-properties fo:font-size="16pt" officeooo:paragraph-rsid="001ac70a" style:font-size-asian="16pt" style:font-size-complex="16pt"/>
    </style:style>
    <style:style style:name="P7" style:family="paragraph" style:parent-style-name="Standard">
      <style:text-properties fo:color="#7f0055" style:font-name="Monospace" fo:font-size="16pt" fo:font-weight="bold" officeooo:rsid="00117c4c" officeooo:paragraph-rsid="001ac70a" style:font-size-asian="16pt" style:font-weight-asian="bold" style:font-size-complex="16pt"/>
    </style:style>
    <style:style style:name="P8" style:family="paragraph" style:parent-style-name="Standard" style:master-page-name="MP0">
      <style:paragraph-properties style:page-number="auto" fo:break-before="page"/>
      <style:text-properties fo:font-size="16pt" officeooo:paragraph-rsid="001ac70a" style:font-size-asian="16pt" style:font-size-complex="16pt"/>
    </style:style>
    <style:style style:name="T1" style:family="text">
      <style:text-properties officeooo:rsid="00137419"/>
    </style:style>
    <style:style style:name="T2" style:family="text">
      <style:text-properties officeooo:rsid="001468a8"/>
    </style:style>
    <style:style style:name="T3" style:family="text">
      <style:text-properties officeooo:rsid="00176026"/>
    </style:style>
    <style:style style:name="T4" style:family="text">
      <style:text-properties officeooo:rsid="001ac70a"/>
    </style:style>
    <style:style style:name="T5" style:family="text">
      <style:text-properties officeooo:rsid="001b8e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No-<text:span text:style-name="T4">5(A)</text:span></text:p>
      <text:p text:style-name="P6">Div-B</text:p>
      <text:p text:style-name="P6">Seat No: B150694<text:span text:style-name="T5">205</text:span></text:p>
      <text:p text:style-name="P6">Name: <text:span text:style-name="T5">Ankitkumar Singh</text:span></text:p>
      <text:p text:style-name="P7"/>
      <text:p text:style-name="P1">A* Algorithm</text:p>
      <text:p text:style-name="P1"/>
      <text:p text:style-name="P2">1) FxComparator.java</text:p>
      <text:p text:style-name="P2"/>
      <text:p text:style-name="P2">package astargraph;</text:p>
      <text:p text:style-name="P2"/>
      <text:p text:style-name="P2">import java.util.Comparator;</text:p>
      <text:p text:style-name="P2"/>
      <text:p text:style-name="P2"/>
      <text:p text:style-name="P2">public class FxComparator implements Comparator&lt;HeadNode&gt; <text:s text:c="14"/>// Comparator for priority queue based on fx value</text:p>
      <text:p text:style-name="P2">{</text:p>
      <text:p text:style-name="P2"/>
      <text:p text:style-name="P2"><text:s text:c="4"/>@Override</text:p>
      <text:p text:style-name="P2"><text:s text:c="4"/>public int compare(HeadNode o1, HeadNode o2) {</text:p>
      <text:p text:style-name="P2"><text:s text:c="8"/>if(o1.getFx()&gt; o2.getFx())</text:p>
      <text:p text:style-name="P2"><text:s text:c="12"/>return 1;</text:p>
      <text:p text:style-name="P2"><text:s text:c="8"/>else if(o1.getFx() &lt; o2.getFx())</text:p>
      <text:p text:style-name="P2"><text:s text:c="12"/>return -1;</text:p>
      <text:p text:style-name="P2"><text:s text:c="8"/>return 0;</text:p>
      <text:p text:style-name="P2"><text:s text:c="4"/>}</text:p>
      <text:p text:style-name="P2"><text:s text:c="4"/></text:p>
      <text:p text:style-name="P2">}</text:p>
      <text:p text:style-name="P2"/>
      <text:p text:style-name="P2">2) <text:span text:style-name="T1">Graph.java</text:span></text:p>
      <text:p text:style-name="P2"/>
      <text:p text:style-name="P2">package astargraph;</text:p>
      <text:p text:style-name="P2"/>
      <text:p text:style-name="P2">import java.util.ArrayList;</text:p>
      <text:p text:style-name="P2">import java.util.Scanner;</text:p>
      <text:p text:style-name="P2">import javax.swing.JOptionPane;</text:p>
      <text:p text:style-name="P2"/>
      <text:p text:style-name="P2"/>
      <text:p text:style-name="P2"><text:soft-page-break/>public class Graph { <text:s text:c="49"/>// Class for graph</text:p>
      <text:p text:style-name="P2"><text:s text:c="4"/></text:p>
      <text:p text:style-name="P2"><text:s text:c="4"/>ArrayList&lt;HeadNode&gt; headNodesList;</text:p>
      <text:p text:style-name="P2"><text:s text:c="4"/>int n;</text:p>
      <text:p text:style-name="P2"><text:s text:c="4"/></text:p>
      <text:p text:style-name="P2"><text:s text:c="4"/>public Graph(int size) <text:s text:c="43"/>// Initialize size and head node list</text:p>
      <text:p text:style-name="P2"><text:s text:c="4"/>{</text:p>
      <text:p text:style-name="P2"><text:s text:c="8"/>this.n = size;</text:p>
      <text:p text:style-name="P2"><text:s text:c="8"/>headNodesList = new ArrayList&lt;&gt;();</text:p>
      <text:p text:style-name="P2"><text:s text:c="4"/>}</text:p>
      <text:p text:style-name="P2"><text:s text:c="4"/></text:p>
      <text:p text:style-name="P2"><text:s text:c="4"/>public void initGraph() <text:s text:c="42"/>// Initialize graph nodes and edges</text:p>
      <text:p text:style-name="P2"><text:s text:c="4"/>{</text:p>
      <text:p text:style-name="P2"><text:s text:c="8"/>Scanner sc = new Scanner(System.in);</text:p>
      <text:p text:style-name="P2"><text:s text:c="8"/>for(int i=0;i&lt;n;i++) <text:s text:c="41"/>// Accept node names and their heuristic values</text:p>
      <text:p text:style-name="P2"><text:s text:c="8"/>{</text:p>
      <text:p text:style-name="P2"><text:s text:c="12"/></text:p>
      <text:p text:style-name="P2"><text:s text:c="12"/>HeadNode hn = new HeadNode();</text:p>
      <text:p text:style-name="P2"><text:s text:c="12"/>hn.setName(JOptionPane.showInputDialog("Enter the name of node " +(i+1)+" : "));</text:p>
      <text:p text:style-name="P2"><text:s text:c="12"/>hn.setHx(Integer.parseInt(JOptionPane.showInputDialog("Enter the heuristic value of node " +(i+1)+" : ")));</text:p>
      <text:p text:style-name="P2"><text:s text:c="12"/>headNodesList.add(hn);</text:p>
      <text:p text:style-name="P2"><text:s text:c="10"/></text:p>
      <text:p text:style-name="P2"><text:s text:c="8"/>}</text:p>
      <text:p text:style-name="P2"><text:s text:c="8"/>for(int i=0;i&lt;n;i++)</text:p>
      <text:p text:style-name="P2"><text:s text:c="8"/>{</text:p>
      <text:p text:style-name="P2"><text:s text:c="12"/>HeadNode tempHeadNode = headNodesList.get(i);</text:p>
      <text:p text:style-name="P2"><text:s text:c="12"/></text:p>
      <text:p text:style-name="P2"><text:s text:c="12"/>while(true) <text:s text:c="45"/>// Accept adjacent nodes and their distances</text:p>
      <text:p text:style-name="P2"><text:s text:c="12"/>{</text:p>
      <text:p text:style-name="P2"><text:s text:c="16"/>String name = tempHeadNode.getName();</text:p>
      <text:p text:style-name="P2"><text:s text:c="16"/>String ans = JOptionPane.showInputDialog("\nDo you want to add any adjacent node to node "+ name + "? (y/n) : ");</text:p>
      <text:p text:style-name="P2"><text:s text:c="16"/>if(ans.equals("n") <text:s/>|| ans.equals("N"))</text:p>
      <text:p text:style-name="P2"><text:soft-page-break/><text:s text:c="20"/>break;</text:p>
      <text:p text:style-name="P2"><text:s text:c="15"/>// sc.skip("\n");</text:p>
      <text:p text:style-name="P2"><text:s text:c="16"/>String tempName=JOptionPane.showInputDialog("Enter the name of adjacent node of "+ name + " : ");</text:p>
      <text:p text:style-name="P2"><text:s text:c="16"/>//sc.skip("\n");</text:p>
      <text:p text:style-name="P2"><text:s text:c="16"/>int tempDistance=Integer.parseInt(JOptionPane.showInputDialog("Enter distance between nodes " + name + " and " + tempName+ " :"));</text:p>
      <text:p text:style-name="P2"><text:s text:c="20"/></text:p>
      <text:p text:style-name="P2"><text:s text:c="16"/>tempHeadNode.setNodeInfo(tempName,tempDistance);</text:p>
      <text:p text:style-name="P2"><text:s text:c="16"/>headNodesList.set(i, tempHeadNode);</text:p>
      <text:p text:style-name="P2"><text:s text:c="12"/></text:p>
      <text:p text:style-name="P2"><text:s text:c="12"/>}</text:p>
      <text:p text:style-name="P2"><text:s text:c="8"/>}</text:p>
      <text:p text:style-name="P2"><text:s text:c="4"/>}</text:p>
      <text:p text:style-name="P2"><text:s text:c="4"/></text:p>
      <text:p text:style-name="P2"><text:s text:c="4"/>public void displayGraph() <text:s text:c="38"/>// Display graph adjacency list</text:p>
      <text:p text:style-name="P2"><text:s text:c="4"/>{</text:p>
      <text:p text:style-name="P2"><text:s text:c="8"/>for(int i=0;i&lt;n;i++)</text:p>
      <text:p text:style-name="P2"><text:s text:c="8"/>{</text:p>
      <text:p text:style-name="P2"><text:s text:c="12"/>HeadNode tempHeadNode = headNodesList.get(i);</text:p>
      <text:p text:style-name="P2"><text:s text:c="12"/>System.out.print("\n"+ tempHeadNode.getName() + " (hx = "+tempHeadNode.getHx()+") : ");</text:p>
      <text:p text:style-name="P2"><text:s text:c="12"/>tempHeadNode.displayNodeList();</text:p>
      <text:p text:style-name="P2"><text:s text:c="8"/>}</text:p>
      <text:p text:style-name="P2"><text:s text:c="8"/>System.out.println("");</text:p>
      <text:p text:style-name="P2"><text:s text:c="4"/>}</text:p>
      <text:p text:style-name="P2"><text:s text:c="4"/></text:p>
      <text:p text:style-name="P2"><text:s text:c="4"/>public int getIndex(String name) <text:s text:c="32"/>// Get index for given name</text:p>
      <text:p text:style-name="P2"><text:s text:c="4"/>{</text:p>
      <text:p text:style-name="P2"><text:s text:c="8"/>for(int i=0;i&lt;n;i++)</text:p>
      <text:p text:style-name="P2"><text:s text:c="8"/>{</text:p>
      <text:p text:style-name="P2"><text:s text:c="12"/>HeadNode tempHeadNode = headNodesList.get(i);</text:p>
      <text:p text:style-name="P2"><text:s text:c="12"/>if(tempHeadNode.getName().equals(name))</text:p>
      <text:p text:style-name="P2"><text:s text:c="16"/>return i;</text:p>
      <text:p text:style-name="P2"><text:s text:c="8"/>}</text:p>
      <text:p text:style-name="P2"><text:s text:c="8"/>return -1;</text:p>
      <text:p text:style-name="P2"><text:soft-page-break/><text:s text:c="4"/>}</text:p>
      <text:p text:style-name="P2"><text:s text:c="4"/></text:p>
      <text:p text:style-name="P2"><text:s text:c="4"/>public ArrayList getNeighbours(String node) <text:s text:c="21"/>// Get neighbour nodes list</text:p>
      <text:p text:style-name="P2"><text:s text:c="4"/>{</text:p>
      <text:p text:style-name="P2"><text:s text:c="8"/>int headIndex=getIndex(node);</text:p>
      <text:p text:style-name="P2"><text:s text:c="8"/>return headNodesList.get(headIndex).getNodeList();</text:p>
      <text:p text:style-name="P2"><text:s text:c="4"/>}</text:p>
      <text:p text:style-name="P2"><text:s text:c="4"/></text:p>
      <text:p text:style-name="P2"><text:s text:c="4"/>public void setGx(String name,int gx) <text:s text:c="27"/>// Set gx for a node and update adjacency list</text:p>
      <text:p text:style-name="P2"><text:s text:c="4"/>{</text:p>
      <text:p text:style-name="P2"><text:s text:c="8"/>int index = getIndex(name);</text:p>
      <text:p text:style-name="P2"><text:s text:c="8"/>HeadNode node = headNodesList.get(index);</text:p>
      <text:p text:style-name="P2"><text:s text:c="8"/>node.setGx(gx);</text:p>
      <text:p text:style-name="P2"><text:s text:c="8"/>headNodesList.set(index, node);</text:p>
      <text:p text:style-name="P2"><text:s text:c="4"/>}</text:p>
      <text:p text:style-name="P2"><text:s text:c="4"/></text:p>
      <text:p text:style-name="P2"><text:s text:c="4"/>public HeadNode getHeadNode (String name){ <text:s text:c="22"/>// Get Head node by name</text:p>
      <text:p text:style-name="P2"><text:s text:c="8"/>return headNodesList.get(getIndex(name));</text:p>
      <text:p text:style-name="P2"><text:s text:c="4"/>}</text:p>
      <text:p text:style-name="P2"><text:s text:c="4"/></text:p>
      <text:p text:style-name="P2"><text:s text:c="4"/>public void setFx(Node neighbour, HeadNode curr) <text:s text:c="16"/>// Set fx for neighbour via current node</text:p>
      <text:p text:style-name="P2"><text:s text:c="4"/>{</text:p>
      <text:p text:style-name="P2"><text:s text:c="8"/>int tempGx = curr.getGx() + neighbour.getDistance(); <text:s text:c="8"/>// Get distance from source to neighbour via current node</text:p>
      <text:p text:style-name="P2"><text:s text:c="8"/>HeadNode adj = getHeadNode(neighbour.getName()); <text:s text:c="12"/>// Get adjacent head node</text:p>
      <text:p text:style-name="P2"><text:s text:c="8"/>if(tempGx &gt;= adj.getGx()) <text:s text:c="35"/>// Check if calculated distance is less than previous distance</text:p>
      <text:p text:style-name="P2"><text:s text:c="12"/>return;</text:p>
      <text:p text:style-name="P2"><text:s text:c="8"/></text:p>
      <text:p text:style-name="P2"><text:s text:c="8"/>adj.setGx(tempGx); <text:s text:c="42"/>// Set gx as calculated distance</text:p>
      <text:p text:style-name="P2"><text:s text:c="8"/>headNodesList.set(getIndex(adj.getName()), adj); <text:s text:c="12"/>// Update headnode list</text:p>
      <text:p text:style-name="P2"><text:s text:c="4"/>}</text:p>
      <text:p text:style-name="P2"><text:soft-page-break/>}</text:p>
      <text:p text:style-name="P2"/>
      <text:p text:style-name="P3">3) <text:span text:style-name="T2">HeadNode.java</text:span></text:p>
      <text:p text:style-name="P3"/>
      <text:p text:style-name="P3">package astargraph;</text:p>
      <text:p text:style-name="P3"/>
      <text:p text:style-name="P3">import java.util.ArrayList;</text:p>
      <text:p text:style-name="P3">import java.util.Iterator;</text:p>
      <text:p text:style-name="P3"/>
      <text:p text:style-name="P3"/>
      <text:p text:style-name="P3">public class HeadNode <text:s text:c="42"/>// Adjacency list head node</text:p>
      <text:p text:style-name="P3">{</text:p>
      <text:p text:style-name="P3"><text:s text:c="4"/>private String name; <text:s text:c="39"/>// node name</text:p>
      <text:p text:style-name="P3"><text:s text:c="4"/>private int gx; <text:s text:c="44"/>// gx value</text:p>
      <text:p text:style-name="P3"><text:s text:c="4"/>private int hx; <text:s text:c="44"/>// heuristic value hx</text:p>
      <text:p text:style-name="P3"><text:s text:c="4"/>private int fx; <text:s text:c="44"/>// fx = gx+hx value</text:p>
      <text:p text:style-name="P3"><text:s text:c="4"/>private ArrayList&lt;Node&gt; adjnodes = new ArrayList&lt;&gt;(); <text:s text:c="6"/>// Adjacent nodes list</text:p>
      <text:p text:style-name="P3"><text:s text:c="4"/></text:p>
      <text:p text:style-name="P3"><text:s text:c="4"/>public HeadNode() <text:s text:c="42"/>// Initialize gx,hx and fx to infinity </text:p>
      <text:p text:style-name="P3"><text:s text:c="4"/>{</text:p>
      <text:p text:style-name="P3"><text:s text:c="8"/>gx=hx=999;</text:p>
      <text:p text:style-name="P3"><text:s text:c="8"/>fx = gx+hx;</text:p>
      <text:p text:style-name="P3"><text:s text:c="4"/>}</text:p>
      <text:p text:style-name="P3"/>
      <text:p text:style-name="P3"><text:s text:c="4"/>public int getGx() {</text:p>
      <text:p text:style-name="P3"><text:s text:c="8"/>return gx;</text:p>
      <text:p text:style-name="P3"><text:s text:c="4"/>}</text:p>
      <text:p text:style-name="P3"/>
      <text:p text:style-name="P3"><text:s text:c="4"/>public void setGx(int gx) { <text:s text:c="32"/>// Set gx and update fx accordigly</text:p>
      <text:p text:style-name="P3"><text:s text:c="8"/>this.gx = gx;</text:p>
      <text:p text:style-name="P3"><text:s text:c="8"/>setFx(this.gx+hx);</text:p>
      <text:p text:style-name="P3"><text:s text:c="8"/>System.out.println("\nFx of node "+this.name+" = "+this.fx);</text:p>
      <text:p text:style-name="P3"><text:s text:c="4"/>}</text:p>
      <text:p text:style-name="P3"/>
      <text:p text:style-name="P3"><text:s text:c="4"/>public int getHx() { <text:s text:c="33"/></text:p>
      <text:p text:style-name="P3"><text:soft-page-break/><text:s text:c="8"/>return hx;</text:p>
      <text:p text:style-name="P3"><text:s text:c="4"/>}</text:p>
      <text:p text:style-name="P3"/>
      <text:p text:style-name="P3"><text:s text:c="4"/>public void setHx(int hx) { <text:s text:c="32"/>// Set hx and update fx accordingly</text:p>
      <text:p text:style-name="P3"><text:s text:c="8"/>this.hx = hx;</text:p>
      <text:p text:style-name="P3"><text:s text:c="8"/>setFx(this.hx+gx);</text:p>
      <text:p text:style-name="P3"><text:s text:c="4"/>}</text:p>
      <text:p text:style-name="P3"/>
      <text:p text:style-name="P3"><text:s text:c="4"/>public int getFx() {</text:p>
      <text:p text:style-name="P3"><text:s text:c="8"/>return fx;</text:p>
      <text:p text:style-name="P3"><text:s text:c="4"/>}</text:p>
      <text:p text:style-name="P3"/>
      <text:p text:style-name="P3"><text:s text:c="4"/>public void setFx(int fx) {</text:p>
      <text:p text:style-name="P3"><text:s text:c="8"/>this.fx = fx;</text:p>
      <text:p text:style-name="P3"><text:s text:c="4"/>}</text:p>
      <text:p text:style-name="P3"><text:s text:c="4"/></text:p>
      <text:p text:style-name="P3"><text:s text:c="4"/></text:p>
      <text:p text:style-name="P3"><text:s text:c="4"/></text:p>
      <text:p text:style-name="P3"><text:s text:c="4"/>public void setName(String name) {</text:p>
      <text:p text:style-name="P3"><text:s text:c="8"/>this.name = name;</text:p>
      <text:p text:style-name="P3"><text:s text:c="4"/>}</text:p>
      <text:p text:style-name="P3"/>
      <text:p text:style-name="P3"><text:s text:c="4"/>public String getName() {</text:p>
      <text:p text:style-name="P3"><text:s text:c="8"/>return name;</text:p>
      <text:p text:style-name="P3"><text:s text:c="4"/>}</text:p>
      <text:p text:style-name="P3"/>
      <text:p text:style-name="P3"><text:s text:c="4"/>public void setNodeInfo(String name,int distance) <text:s text:c="10"/>// Set adjacent node name and distance</text:p>
      <text:p text:style-name="P3"><text:s text:c="4"/>{</text:p>
      <text:p text:style-name="P3"><text:s text:c="8"/>Node n = new Node(name,distance);</text:p>
      <text:p text:style-name="P3"><text:s text:c="8"/>adjnodes.add(n); <text:s text:c="39"/>// Add node to list</text:p>
      <text:p text:style-name="P3"><text:s text:c="4"/>}</text:p>
      <text:p text:style-name="P3"><text:s/></text:p>
      <text:p text:style-name="P3"><text:s text:c="4"/>public ArrayList getNodeList()</text:p>
      <text:p text:style-name="P3"><text:s text:c="4"/>{</text:p>
      <text:p text:style-name="P3"><text:s text:c="8"/>return adjnodes;</text:p>
      <text:p text:style-name="P3"><text:s text:c="4"/>}</text:p>
      <text:p text:style-name="P3"><text:s text:c="4"/></text:p>
      <text:p text:style-name="P3"><text:soft-page-break/><text:s text:c="4"/>public void displayNodeList() <text:s text:c="29"/>// Display adjacent nodes list (name,distance)</text:p>
      <text:p text:style-name="P3"><text:s text:c="4"/>{</text:p>
      <text:p text:style-name="P3"><text:s text:c="16"/></text:p>
      <text:p text:style-name="P3"><text:s text:c="8"/>Iterator i = adjnodes.iterator();</text:p>
      <text:p text:style-name="P3"><text:s text:c="8"/>if(i.hasNext())</text:p>
      <text:p text:style-name="P3"><text:s text:c="8"/>{</text:p>
      <text:p text:style-name="P3"><text:s text:c="12"/>Node temp= (Node)i.next();</text:p>
      <text:p text:style-name="P3"><text:s text:c="12"/>System.out.print("("+temp.getName()+","+temp.getDistance()+")");</text:p>
      <text:p text:style-name="P3"><text:s text:c="8"/></text:p>
      <text:p text:style-name="P3"><text:s text:c="8"/>}</text:p>
      <text:p text:style-name="P3"><text:s text:c="8"/>while(i.hasNext())</text:p>
      <text:p text:style-name="P3"><text:s text:c="8"/>{</text:p>
      <text:p text:style-name="P3"><text:s text:c="12"/>Node temp= (Node)i.next();</text:p>
      <text:p text:style-name="P3"><text:s text:c="12"/>System.out.print(", ("+temp.getName()+","+temp.getDistance()+")");</text:p>
      <text:p text:style-name="P3"><text:s text:c="8"/>}</text:p>
      <text:p text:style-name="P3"><text:s text:c="4"/>}</text:p>
      <text:p text:style-name="P3"><text:s text:c="4"/></text:p>
      <text:p text:style-name="P3">}</text:p>
      <text:p text:style-name="P3"/>
      <text:p text:style-name="P4">4) <text:span text:style-name="T3">Node.java</text:span></text:p>
      <text:p text:style-name="P4"/>
      <text:p text:style-name="P4">package astargraph;</text:p>
      <text:p text:style-name="P4"/>
      <text:p text:style-name="P4"/>
      <text:p text:style-name="P4">public class Node <text:s text:c="42"/>// Adjacent node name and distance</text:p>
      <text:p text:style-name="P4">{</text:p>
      <text:p text:style-name="P4"><text:s text:c="4"/>String name;</text:p>
      <text:p text:style-name="P4"><text:s text:c="4"/>int distance;</text:p>
      <text:p text:style-name="P4"><text:s text:c="4"/></text:p>
      <text:p text:style-name="P4"><text:s text:c="4"/>public Node(String name, int dist)</text:p>
      <text:p text:style-name="P4"><text:s text:c="4"/>{</text:p>
      <text:p text:style-name="P4"><text:s text:c="8"/>this.name = name;</text:p>
      <text:p text:style-name="P4"><text:s text:c="8"/>this.distance = dist;</text:p>
      <text:p text:style-name="P4"><text:s text:c="4"/>}</text:p>
      <text:p text:style-name="P4"><text:s text:c="4"/></text:p>
      <text:p text:style-name="P4"><text:soft-page-break/><text:s text:c="4"/>public int getDistance() {</text:p>
      <text:p text:style-name="P4"><text:s text:c="8"/>return distance;</text:p>
      <text:p text:style-name="P4"><text:s text:c="4"/>}</text:p>
      <text:p text:style-name="P4"/>
      <text:p text:style-name="P4"><text:s text:c="4"/>public String getName() {</text:p>
      <text:p text:style-name="P4"><text:s text:c="8"/>return name;</text:p>
      <text:p text:style-name="P4"><text:s text:c="4"/>}</text:p>
      <text:p text:style-name="P4"/>
      <text:p text:style-name="P4"><text:s text:c="4"/>public void setDistance(int distance) {</text:p>
      <text:p text:style-name="P4"><text:s text:c="8"/>this.distance = distance;</text:p>
      <text:p text:style-name="P4"><text:s text:c="4"/>}</text:p>
      <text:p text:style-name="P4"/>
      <text:p text:style-name="P4"><text:s text:c="4"/>public void setName(String name) {</text:p>
      <text:p text:style-name="P4"><text:s text:c="8"/>this.name = name;</text:p>
      <text:p text:style-name="P4"><text:s text:c="4"/>}</text:p>
      <text:p text:style-name="P4"><text:s text:c="3"/><text:span text:style-name="T3">}</text:span></text:p>
      <text:p text:style-name="P5">5) AstarGraph.java</text:p>
      <text:p text:style-name="P5"/>
      <text:p text:style-name="P5">package astargraph;</text:p>
      <text:p text:style-name="P5"/>
      <text:p text:style-name="P5">import java.util.ArrayList;</text:p>
      <text:p text:style-name="P5">import java.util.PriorityQueue;</text:p>
      <text:p text:style-name="P5">import javax.swing.JOptionPane;</text:p>
      <text:p text:style-name="P5"/>
      <text:p text:style-name="P5"/>
      <text:p text:style-name="P5">public class AStarGraph {</text:p>
      <text:p text:style-name="P5"/>
      <text:p text:style-name="P5"><text:s text:c="4"/>/**</text:p>
      <text:p text:style-name="P5"><text:s text:c="5"/>* @param args the command line arguments</text:p>
      <text:p text:style-name="P5"><text:s text:c="5"/>*/</text:p>
      <text:p text:style-name="P5"><text:s text:c="4"/>public static void main(String[] args) {</text:p>
      <text:p text:style-name="P5"><text:s text:c="8"/>// TODO code application logic here</text:p>
      <text:p text:style-name="P5"><text:s text:c="8"/>int n;</text:p>
      <text:p text:style-name="P5">// <text:s text:c="7"/>Scanner sc = new Scanner(System.in);</text:p>
      <text:p text:style-name="P5">// <text:s text:c="7"/>n = sc.nextInt();</text:p>
      <text:p text:style-name="P5">// <text:s text:c="3"/></text:p>
      <text:p text:style-name="P5"><text:s text:c="9"/>n=Integer.parseInt(JOptionPane.showInputDialog("Enter No of nodes")); <text:s text:c="13"/>// Enter no. of rows</text:p>
      <text:p text:style-name="P5"><text:s text:c="8"/></text:p>
      <text:p text:style-name="P5"><text:soft-page-break/><text:s text:c="9"/>PriorityQueue&lt;HeadNode&gt; open = new PriorityQueue&lt;&gt;(new FxComparator()); <text:s text:c="12"/>// Initilize priority queue openlist</text:p>
      <text:p text:style-name="P5"><text:s text:c="8"/>ArrayList&lt;HeadNode&gt; closed = new ArrayList&lt;&gt;(n); <text:s text:c="36"/>// Initialize closed list</text:p>
      <text:p text:style-name="P5"><text:s text:c="8"/>ArrayList&lt;String&gt; parent = new ArrayList&lt;&gt;(n); <text:s text:c="37"/>// Store parent node</text:p>
      <text:p text:style-name="P5"><text:s text:c="8"/>for(int i=0;i&lt;n;i++)</text:p>
      <text:p text:style-name="P5"><text:s text:c="8"/>{</text:p>
      <text:p text:style-name="P5"><text:s text:c="12"/>parent.add("NIL"); <text:s text:c="61"/>// Set parent of all nodes NIL</text:p>
      <text:p text:style-name="P5"><text:s text:c="8"/>}</text:p>
      <text:p text:style-name="P5"><text:s text:c="8"/></text:p>
      <text:p text:style-name="P5"><text:s text:c="8"/>Graph graph = new Graph(n); <text:s text:c="56"/>// Create graph instance</text:p>
      <text:p text:style-name="P5"><text:s text:c="8"/>graph.initGraph(); <text:s text:c="65"/>// Initialize graph</text:p>
      <text:p text:style-name="P5"><text:s text:c="8"/>graph.displayGraph(); <text:s text:c="62"/>// Display graph as adjacency list</text:p>
      <text:p text:style-name="P5"><text:s text:c="8"/></text:p>
      <text:p text:style-name="P5"><text:s text:c="8"/>String start, goal; <text:s text:c="64"/>// Accept start and goal nodes</text:p>
      <text:p text:style-name="P5"><text:s text:c="8"/>start = JOptionPane.showInputDialog("Enter the name of start node : ");</text:p>
      <text:p text:style-name="P5"><text:s text:c="8"/></text:p>
      <text:p text:style-name="P5"><text:s text:c="8"/>goal = JOptionPane.showInputDialog("Enter the name of goal node : ");</text:p>
      <text:p text:style-name="P5"><text:s text:c="8"/></text:p>
      <text:p text:style-name="P5"><text:s text:c="8"/>graph.setGx(start, 0); <text:s text:c="61"/>// Set gx=0 for start node </text:p>
      <text:p text:style-name="P5"><text:s text:c="8"/>open.add(graph.getHeadNode(start)); <text:s text:c="48"/>// Add start node to open list</text:p>
      <text:p text:style-name="P5"><text:s text:c="8"/>parent.set(graph.getIndex(start), "NIL"); <text:s text:c="42"/>// Set parent of start NIL</text:p>
      <text:p text:style-name="P5"/>
      <text:p text:style-name="P5"/>
      <text:p text:style-name="P5"><text:s text:c="8"/>displayQueue(open);</text:p>
      <text:p text:style-name="P5"><text:s text:c="8"/>displayClosed(closed);</text:p>
      <text:p text:style-name="P5"><text:s text:c="8"/></text:p>
      <text:p text:style-name="P5"><text:soft-page-break/><text:s text:c="8"/>while(!open.isEmpty()) <text:s text:c="61"/>// Process until open list is not empty</text:p>
      <text:p text:style-name="P5"><text:s text:c="8"/>{</text:p>
      <text:p text:style-name="P5"><text:s text:c="12"/>HeadNode temp = open.poll(); <text:s text:c="51"/>// Remove node with minimum fx from open list</text:p>
      <text:p text:style-name="P5"><text:s text:c="12"/>closed.add(temp); <text:s text:c="62"/>// Add it to closed list</text:p>
      <text:p text:style-name="P5"><text:s text:c="12"/>displayQueue(open);</text:p>
      <text:p text:style-name="P5"><text:s text:c="12"/>displayClosed(closed);</text:p>
      <text:p text:style-name="P5"><text:s text:c="12"/>if(temp.getName().equals(goal)) <text:s text:c="48"/>// Check if goal node is found</text:p>
      <text:p text:style-name="P5"><text:s text:c="12"/>{</text:p>
      <text:p text:style-name="P5"><text:s text:c="2"/></text:p>
      <text:p text:style-name="P5"><text:s text:c="16"/>System.out.println("\nGoal node '"+temp.getName() + "' <text:s/>found");</text:p>
      <text:p text:style-name="P5"><text:s text:c="16"/>break;</text:p>
      <text:p text:style-name="P5"><text:s text:c="12"/>}</text:p>
      <text:p text:style-name="P5"><text:s text:c="12"/>else</text:p>
      <text:p text:style-name="P5"><text:s text:c="12"/>{</text:p>
      <text:p text:style-name="P5"><text:s text:c="16"/>ArrayList&lt;Node&gt; neighbours = temp.getNodeList(); <text:s text:c="27"/>// Get the neighbours of the retrieved node</text:p>
      <text:p text:style-name="P5"><text:s text:c="16"/>for(Node n1:neighbours) <text:s text:c="52"/>// For all adjacent nodes</text:p>
      <text:p text:style-name="P5"><text:s text:c="16"/>{</text:p>
      <text:p text:style-name="P5"><text:s text:c="20"/>if(inClosed(n1.getName(), closed)) <text:s text:c="37"/>// If node in closed list, process next node</text:p>
      <text:p text:style-name="P5"><text:s text:c="24"/>continue;</text:p>
      <text:p text:style-name="P5"><text:s text:c="20"/>if(!inOpen(n1.getName(), open)) <text:s text:c="40"/>// Check if not in open list</text:p>
      <text:p text:style-name="P5"><text:s text:c="20"/>{</text:p>
      <text:p text:style-name="P5"><text:s text:c="22"/></text:p>
      <text:p text:style-name="P5"><text:s text:c="24"/>graph.setFx(n1,temp); <text:s text:c="46"/>// Set fx for neighbour node via current</text:p>
      <text:p text:style-name="P5"><text:s text:c="24"/>open.add(graph.getHeadNode(n1.getName())); <text:s text:c="25"/>// Add it toopen list</text:p>
      <text:p text:style-name="P5"><text:s text:c="24"/>parent.set(graph.getIndex(n1.getName()), temp.getName()); <text:s text:c="10"/>// Set parent of neighbour node</text:p>
      <text:p text:style-name="P5"><text:s text:c="20"/>}</text:p>
      <text:p text:style-name="P5"><text:s text:c="16"/>}</text:p>
      <text:p text:style-name="P5"><text:soft-page-break/><text:s text:c="16"/>displayQueue(open);</text:p>
      <text:p text:style-name="P5"><text:s text:c="12"/>}</text:p>
      <text:p text:style-name="P5"><text:s text:c="9"/></text:p>
      <text:p text:style-name="P5"><text:s text:c="12"/></text:p>
      <text:p text:style-name="P5"><text:s text:c="8"/>}</text:p>
      <text:p text:style-name="P5"><text:s text:c="8"/></text:p>
      <text:p text:style-name="P5"><text:s text:c="8"/>tracePath(parent, graph, goal);</text:p>
      <text:p text:style-name="P5"><text:s text:c="4"/>}</text:p>
      <text:p text:style-name="P5"><text:s text:c="4"/></text:p>
      <text:p text:style-name="P5"><text:s text:c="4"/></text:p>
      <text:p text:style-name="P5"><text:s text:c="4"/>private static void displayQueue(PriorityQueue&lt;HeadNode&gt; open) <text:s text:c="25"/>// Fuction to display queue open list</text:p>
      <text:p text:style-name="P5"><text:s text:c="4"/>{</text:p>
      <text:p text:style-name="P5"><text:s text:c="8"/>System.out.print("\nOpen List : ");</text:p>
      <text:p text:style-name="P5"><text:s text:c="8"/>if(open.isEmpty())</text:p>
      <text:p text:style-name="P5"><text:s text:c="8"/>{</text:p>
      <text:p text:style-name="P5"><text:s text:c="12"/>System.out.println("Empty");</text:p>
      <text:p text:style-name="P5"><text:s text:c="12"/>return;</text:p>
      <text:p text:style-name="P5"><text:s text:c="8"/>}</text:p>
      <text:p text:style-name="P5"><text:s text:c="8"/>for(HeadNode n: open)</text:p>
      <text:p text:style-name="P5"><text:s text:c="8"/>{</text:p>
      <text:p text:style-name="P5"><text:s text:c="12"/>System.out.print(n.getName()+"\t");</text:p>
      <text:p text:style-name="P5"><text:s text:c="8"/>}</text:p>
      <text:p text:style-name="P5"><text:s text:c="8"/>System.out.println("");</text:p>
      <text:p text:style-name="P5"><text:s text:c="4"/>}</text:p>
      <text:p text:style-name="P5"><text:s text:c="4"/></text:p>
      <text:p text:style-name="P5"><text:s text:c="4"/>private static void displayClosed(ArrayList&lt;HeadNode&gt; closed) <text:s text:c="25"/>// Fuction to display closed list</text:p>
      <text:p text:style-name="P5"><text:s text:c="4"/>{</text:p>
      <text:p text:style-name="P5"><text:s text:c="8"/>System.out.print("\nClosed List : ");</text:p>
      <text:p text:style-name="P5"><text:s text:c="8"/>if(closed.isEmpty())</text:p>
      <text:p text:style-name="P5"><text:s text:c="8"/>{</text:p>
      <text:p text:style-name="P5"><text:s text:c="12"/>System.out.println("Empty");</text:p>
      <text:p text:style-name="P5"><text:s text:c="12"/>return;</text:p>
      <text:p text:style-name="P5"><text:s text:c="8"/>}</text:p>
      <text:p text:style-name="P5"><text:s text:c="8"/>for(HeadNode n: closed)</text:p>
      <text:p text:style-name="P5"><text:s text:c="8"/>{</text:p>
      <text:p text:style-name="P5"><text:s text:c="12"/>System.out.print(n.getName()+"\t");</text:p>
      <text:p text:style-name="P5"><text:s text:c="8"/>}</text:p>
      <text:p text:style-name="P5"><text:soft-page-break/><text:s text:c="8"/>System.out.println("");</text:p>
      <text:p text:style-name="P5"><text:s text:c="4"/>}</text:p>
      <text:p text:style-name="P5"><text:s text:c="4"/></text:p>
      <text:p text:style-name="P5"><text:s text:c="4"/>private static boolean inClosed(String name, ArrayList&lt;HeadNode&gt; closed) <text:s text:c="14"/>// Check if node in closed list</text:p>
      <text:p text:style-name="P5"><text:s text:c="4"/>{</text:p>
      <text:p text:style-name="P5"><text:s text:c="8"/>for(HeadNode n: closed)</text:p>
      <text:p text:style-name="P5"><text:s text:c="8"/>{</text:p>
      <text:p text:style-name="P5"><text:s text:c="12"/>if(n.getName().equals(name))</text:p>
      <text:p text:style-name="P5"><text:s text:c="16"/>return true;</text:p>
      <text:p text:style-name="P5"><text:s text:c="8"/>}</text:p>
      <text:p text:style-name="P5"><text:s text:c="8"/>return false;</text:p>
      <text:p text:style-name="P5"><text:s text:c="4"/>}</text:p>
      <text:p text:style-name="P5"><text:s text:c="4"/></text:p>
      <text:p text:style-name="P5"><text:s text:c="4"/>private static boolean inOpen(String name, PriorityQueue&lt;HeadNode&gt; open) <text:s text:c="13"/>// Check if node in closed list</text:p>
      <text:p text:style-name="P5"><text:s text:c="4"/>{</text:p>
      <text:p text:style-name="P5"><text:s text:c="8"/>for(HeadNode n: open)</text:p>
      <text:p text:style-name="P5"><text:s text:c="8"/>{</text:p>
      <text:p text:style-name="P5"><text:s text:c="12"/>if(n.getName().equals(name))</text:p>
      <text:p text:style-name="P5"><text:s text:c="16"/>return true;</text:p>
      <text:p text:style-name="P5"><text:s text:c="8"/>}</text:p>
      <text:p text:style-name="P5"><text:s text:c="8"/>return false;</text:p>
      <text:p text:style-name="P5"><text:s text:c="4"/>}</text:p>
      <text:p text:style-name="P5"><text:s text:c="4"/></text:p>
      <text:p text:style-name="P5"><text:s text:c="4"/>private static void tracePath(ArrayList&lt;String&gt; parent, Graph graph, String goal) <text:s text:c="6"/>// Function to trace the path</text:p>
      <text:p text:style-name="P5"><text:s text:c="4"/>{</text:p>
      <text:p text:style-name="P5"><text:s text:c="8"/>System.out.println("\n\nPath : ");</text:p>
      <text:p text:style-name="P5"><text:s text:c="8"/>String path = goal;</text:p>
      <text:p text:style-name="P5"><text:s text:c="8"/>String temp = goal;</text:p>
      <text:p text:style-name="P5"><text:s text:c="8"/>while(!parent.get(graph.getIndex(temp)).equals("NIL")) <text:s text:c="29"/>// Continue path till parent is not NIL</text:p>
      <text:p text:style-name="P5"><text:s text:c="8"/>{</text:p>
      <text:p text:style-name="P5"><text:s text:c="12"/>temp = parent.get(graph.getIndex(temp));</text:p>
      <text:p text:style-name="P5"><text:s text:c="12"/>path = temp + ", " + path;</text:p>
      <text:p text:style-name="P5"><text:s text:c="8"/>}</text:p>
      <text:p text:style-name="P5"><text:s text:c="8"/></text:p>
      <text:p text:style-name="P5"><text:s text:c="8"/>System.out.println(path);</text:p>
      <text:p text:style-name="P5"><text:soft-page-break/><text:s text:c="4"/>}</text:p>
      <text:p text:style-name="P5">}</text:p>
      <text:p text:style-name="P5"/>
      <text:p text:style-name="P5"/>
      <text:p text:style-name="P5"/>
      <text:p text:style-name="P5">/*</text:p>
      <text:p text:style-name="P5"/>
      <text:p text:style-name="P5">OUTPUT:</text:p>
      <text:p text:style-name="P5"/>
      <text:p text:style-name="P5">s (hx = 17) : (a,6), (b,5), (c,10)</text:p>
      <text:p text:style-name="P5">a (hx = 10) : (e,6)</text:p>
      <text:p text:style-name="P5">b (hx = 13) : (e,6), (d,7)</text:p>
      <text:p text:style-name="P5">c (hx = 4) : (d,6)</text:p>
      <text:p text:style-name="P5">e (hx = 4) : (f,4)</text:p>
      <text:p text:style-name="P5">d (hx = 2) : (f,6)</text:p>
      <text:p text:style-name="P5">f (hx = 1) : (g,3)</text:p>
      <text:p text:style-name="P5">g (hx = 0) : </text:p>
      <text:p text:style-name="P5"/>
      <text:p text:style-name="P5">Fx of node s = 17</text:p>
      <text:p text:style-name="P5"/>
      <text:p text:style-name="P5">Open List : s<text:tab/></text:p>
      <text:p text:style-name="P5"/>
      <text:p text:style-name="P5">Closed List : Empty</text:p>
      <text:p text:style-name="P5"/>
      <text:p text:style-name="P5">Open List : Empty</text:p>
      <text:p text:style-name="P5"/>
      <text:p text:style-name="P5">Closed List : s<text:tab/></text:p>
      <text:p text:style-name="P5"/>
      <text:p text:style-name="P5">Fx of node a = 16</text:p>
      <text:p text:style-name="P5"/>
      <text:p text:style-name="P5">Fx of node b = 18</text:p>
      <text:p text:style-name="P5"/>
      <text:p text:style-name="P5">Fx of node c = 14</text:p>
      <text:p text:style-name="P5"/>
      <text:p text:style-name="P5">Open List : c<text:tab/>b<text:tab/>a<text:tab/></text:p>
      <text:p text:style-name="P5"/>
      <text:p text:style-name="P5">Open List : a<text:tab/>b<text:tab/></text:p>
      <text:p text:style-name="P5"/>
      <text:p text:style-name="P5">Closed List : s<text:tab/>c<text:tab/></text:p>
      <text:p text:style-name="P5"><text:soft-page-break/></text:p>
      <text:p text:style-name="P5">Fx of node d = 18</text:p>
      <text:p text:style-name="P5"/>
      <text:p text:style-name="P5">Open List : a<text:tab/>b<text:tab/>d<text:tab/></text:p>
      <text:p text:style-name="P5"/>
      <text:p text:style-name="P5">Open List : d<text:tab/>b<text:tab/></text:p>
      <text:p text:style-name="P5"/>
      <text:p text:style-name="P5">Closed List : s<text:tab/>c<text:tab/>a<text:tab/></text:p>
      <text:p text:style-name="P5"/>
      <text:p text:style-name="P5">Fx of node e = 16</text:p>
      <text:p text:style-name="P5"/>
      <text:p text:style-name="P5">Open List : e<text:tab/>b<text:tab/>d<text:tab/></text:p>
      <text:p text:style-name="P5"/>
      <text:p text:style-name="P5">Open List : d<text:tab/>b<text:tab/></text:p>
      <text:p text:style-name="P5"/>
      <text:p text:style-name="P5">Closed List : s<text:tab/>c<text:tab/>a<text:tab/>e<text:tab/></text:p>
      <text:p text:style-name="P5"/>
      <text:p text:style-name="P5">Fx of node f = 17</text:p>
      <text:p text:style-name="P5"/>
      <text:p text:style-name="P5">Open List : f<text:tab/>b<text:tab/>d<text:tab/></text:p>
      <text:p text:style-name="P5"/>
      <text:p text:style-name="P5">Open List : d<text:tab/>b<text:tab/></text:p>
      <text:p text:style-name="P5"/>
      <text:p text:style-name="P5">Closed List : s<text:tab/>c<text:tab/>a<text:tab/>e<text:tab/>f<text:tab/></text:p>
      <text:p text:style-name="P5"/>
      <text:p text:style-name="P5">Fx of node g = 19</text:p>
      <text:p text:style-name="P5"/>
      <text:p text:style-name="P5">Open List : d<text:tab/>b<text:tab/>g<text:tab/></text:p>
      <text:p text:style-name="P5"/>
      <text:p text:style-name="P5">Open List : b<text:tab/>g<text:tab/></text:p>
      <text:p text:style-name="P5"/>
      <text:p text:style-name="P5">Closed List : s<text:tab/>c<text:tab/>a<text:tab/>e<text:tab/>f<text:tab/>d<text:tab/></text:p>
      <text:p text:style-name="P5"/>
      <text:p text:style-name="P5">Open List : b<text:tab/>g<text:tab/></text:p>
      <text:p text:style-name="P5"/>
      <text:p text:style-name="P5">Open List : g<text:tab/></text:p>
      <text:p text:style-name="P5"/>
      <text:p text:style-name="P5">Closed List : s<text:tab/>c<text:tab/>a<text:tab/>e<text:tab/>f<text:tab/>d<text:tab/>b<text:tab/></text:p>
      <text:p text:style-name="P5"/>
      <text:p text:style-name="P5"><text:soft-page-break/>Open List : g<text:tab/></text:p>
      <text:p text:style-name="P5"/>
      <text:p text:style-name="P5">Open List : Empty</text:p>
      <text:p text:style-name="P5"/>
      <text:p text:style-name="P5">Closed List : s<text:tab/>c<text:tab/>a<text:tab/>e<text:tab/>f<text:tab/>d<text:tab/>b<text:tab/>g<text:tab/></text:p>
      <text:p text:style-name="P5"/>
      <text:p text:style-name="P5">Goal node 'g' <text:s/>found</text:p>
      <text:p text:style-name="P5"/>
      <text:p text:style-name="P5"/>
      <text:p text:style-name="P5">Path : </text:p>
      <text:p text:style-name="P5">s, a, e, f, g</text:p>
      <text:p text:style-name="P5"/>
      <text:p text:style-name="P5"/>
      <text:p text:style-name="P5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2:01:42.521486545</meta:creation-date>
    <meta:generator>LibreOffice/4.2.8.2$Linux_X86_64 LibreOffice_project/420m0$Build-2</meta:generator>
    <dc:date>2018-10-25T13:04:29.702130653</dc:date>
    <meta:editing-duration>PT4M55S</meta:editing-duration>
    <meta:editing-cycles>11</meta:editing-cycles>
    <meta:document-statistic meta:table-count="0" meta:image-count="0" meta:object-count="0" meta:page-count="15" meta:paragraph-count="411" meta:word-count="1409" meta:character-count="14057" meta:non-whitespace-character-count="8255"/>
  </office:meta>
</office:document-meta>
</file>